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style:writing-mode="pag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paragraph-rsid="001eb895" style:font-weight-asian="normal" style:font-weight-complex="normal"/>
    </style:style>
    <style:style style:name="P3" style:family="paragraph" style:parent-style-name="Standard">
      <style:paragraph-properties fo:text-align="center" style:justify-single-word="false"/>
      <style:text-properties fo:color="#c9211e"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color="#00a933"/>
    </style:style>
    <style:style style:name="P5" style:family="paragraph" style:parent-style-name="Standard">
      <style:text-properties fo:color="#00a933" fo:font-weight="bold" style:font-weight-asian="bold" style:font-weight-complex="bold"/>
    </style:style>
    <style:style style:name="P6" style:family="paragraph" style:parent-style-name="Standard">
      <style:text-properties fo:color="#00a933" fo:font-size="13pt" fo:font-weight="bold" style:font-size-asian="13pt" style:font-weight-asian="bold" style:font-size-complex="13pt" style:font-weight-complex="bold"/>
    </style:style>
    <style:style style:name="P7" style:family="paragraph" style:parent-style-name="Standard">
      <style:text-properties fo:color="#666666" style:text-underline-style="solid" style:text-underline-width="auto" style:text-underline-color="font-color" fo:font-weight="normal" style:font-weight-asian="normal" style:font-weight-complex="normal"/>
    </style:style>
    <style:style style:name="P8" style:family="paragraph" style:parent-style-name="Standard">
      <style:text-properties fo:color="#ff8000" fo:font-weight="bold" style:font-weight-asian="bold" style:font-weight-complex="bold"/>
    </style:style>
    <style:style style:name="T1" style:family="text">
      <style:text-properties officeooo:rsid="001977df"/>
    </style:style>
    <style:style style:name="T2" style:family="text">
      <style:text-properties officeooo:rsid="00155b20"/>
    </style:style>
    <style:style style:name="T3" style:family="text">
      <style:text-properties officeooo:rsid="001eb895"/>
    </style:style>
    <style:style style:name="T4" style:family="text">
      <style:text-properties fo:color="#ff8000"/>
    </style:style>
    <style:style style:name="T5" style:family="text">
      <style:text-properties fo:color="#ff8000" fo:font-weight="bold" style:font-weight-asian="bold" style:font-weight-complex="bold"/>
    </style:style>
    <style:style style:name="T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Ultrasonic Obstacle Avoidance Integration<text:span text:style-name="T1">(final_navigation.py)</text:span></text:p>
      <text:p text:style-name="Standard"/>
      <text:p text:style-name="Standard"/>
      <text:p text:style-name="P4"/>
      <text:p text:style-name="P5">Code Review and Analysis of Changes:</text:p>
      <text:p text:style-name="P1"/>
      <text:p text:style-name="P2">The changes made to the <text:span text:style-name="T3">python </text:span><text:span text:style-name="T2">file</text:span> implement a basic obstacle avoidance system using an ultrasonic sensor. The navigation logic is based on pre-defined waypoints. <text:s/>While the system addresses the core requirements, there are several areas for improvement, particularly in obstacle handling, path planning, and code robustness. The code could benefit from better organization and more descriptive variable names.</text:p>
      <text:p text:style-name="P1"/>
      <table:table table:name="Table1" table:style-name="Table1">
        <table:table-column table:style-name="Table1.A"/>
        <table:table-row table:style-name="TableLine93908447098400">
          <table:table-cell table:style-name="Table1.A1" office:value-type="string">
            <text:p text:style-name="Table_20_Contents">#!/usr/bin/env python3</text:p>
            <text:p text:style-name="Table_20_Contents">import time</text:p>
            <text:p text:style-name="Table_20_Contents">#time.sleep(60)</text:p>
            <text:p text:style-name="Table_20_Contents">import rospy</text:p>
            <text:p text:style-name="Table_20_Contents">import pandas as pd</text:p>
            <text:p text:style-name="Table_20_Contents">import datetime</text:p>
            <text:p text:style-name="Table_20_Contents">import os</text:p>
            <text:p text:style-name="Table_20_Contents">from std_msgs.msg import String</text:p>
            <text:p text:style-name="Table_20_Contents">pub = rospy.Publisher('chatter', String, queue_size=10)</text:p>
            <text:p text:style-name="Table_20_Contents">import actionlib</text:p>
            <text:p text:style-name="Table_20_Contents">from move_base_msgs.msg import MoveBaseAction, MoveBaseGoal</text:p>
            <text:p text:style-name="Table_20_Contents">from math import radians, degrees</text:p>
            <text:p text:style-name="Table_20_Contents">from actionlib_msgs.msg import *</text:p>
            <text:p text:style-name="Table_20_Contents">from geometry_msgs.msg import Point</text:p>
            <text:p text:style-name="Table_20_Contents">from playsound import playsound</text:p>
            <text:p text:style-name="Table_20_Contents">from std_msgs.msg import String</text:p>
            <text:p text:style-name="Table_20_Contents">from std_msgs.msg import Bool</text:p>
            <text:p text:style-name="Table_20_Contents">from sensor_msgs.msg import Range</text:p>
            <text:p text:style-name="Table_20_Contents">from sensor_msgs.msg import LaserScan</text:p>
            <text:p text:style-name="Table_20_Contents">from threading import Thread</text:p>
            <text:p text:style-name="Table_20_Contents">from actionlib_msgs.msg import GoalID</text:p>
            <text:p text:style-name="Table_20_Contents">import requests</text:p>
            <text:p text:style-name="Table_20_Contents">import time</text:p>
            <text:p text:style-name="Table_20_Contents">import rospy</text:p>
            <text:p text:style-name="Table_20_Contents"/>
            <text:p text:style-name="Table_20_Contents">print("libraries imported")</text:p>
            <text:p text:style-name="Table_20_Contents"/>
            <text:p text:style-name="Table_20_Contents">df = pd.read_csv('/home/ubuntu/ak_ws/src/Nox_robot/nox/Coordinates/coordinates.csv')</text:p>
            <text:p text:style-name="Table_20_Contents">df_nz = pd.read_csv('/home/ubuntu/ak_ws/src/Nox_robot/nox/Coordinates/coordinates_nz.csv')</text:p>
            <text:p text:style-name="Table_20_Contents">df_table_goal = pd.read_csv('/home/ubuntu/ak_ws/src/Nox_robot/nox/Coordinates/Table.csv')</text:p>
            <text:p text:style-name="Table_20_Contents"/>
            <text:p text:style-name="Table_20_Contents"/>
            <text:p text:style-name="Table_20_Contents">def sub_callback(data):</text:p>
            <text:p text:style-name="Table_20_Contents"><text:s text:c="4"/>#global obstacle_detected #add this line for ultrasonic sensor</text:p>
            <text:p text:style-name="Table_20_Contents"><text:s text:c="4"/>print('exit')</text:p>
            <text:p text:style-name="Table_20_Contents"><text:s text:c="4"/>print(data.data)</text:p>
            <text:p text:style-name="Table_20_Contents"><text:s text:c="4"/>if(data.data == False):</text:p>
            <text:p text:style-name="Table_20_Contents"><text:s text:c="8"/>df_table = df[(df['Table'] == previous_table[0]) &amp; (df['Direction'] == 'Reverse')]</text:p>
            <text:p text:style-name="Table_20_Contents"><text:soft-page-break/><text:s text:c="8"/>for i in range(len(df_table)):</text:p>
            <text:p text:style-name="Table_20_Contents"><text:s text:c="12"/>coordinates = list(df_table.iloc[len(df_table)-1-i,:])</text:p>
            <text:p text:style-name="Table_20_Contents"><text:s text:c="8"/>#goalReached = self.moveToGoal()</text:p>
            <text:p text:style-name="Table_20_Contents"><text:s text:c="12"/>map_navigation.goalReached = map_navigation.moveToGoal(map_navigation, coordinates[0], coordinates[1], coordinates[2], coordinates[3], coordinates[4], coordinates[5])</text:p>
            <text:p text:style-name="Table_20_Contents"><text:s text:c="8"/>df_table_goal_m = df_table_goal[df_table_goal['Table'] == 0]</text:p>
            <text:p text:style-name="Table_20_Contents"><text:s text:c="8"/>coordinates = list(df_table_goal_m.iloc[0,:])</text:p>
            <text:p text:style-name="Table_20_Contents"><text:s text:c="8"/>map_navigation.goalReached = map_navigation.moveToGoal(map_navigation, coordinates[0], coordinates[1], coordinates[2], coordinates[3], coordinates[4], coordinates[5])</text:p>
            <text:p text:style-name="Table_20_Contents"><text:s text:c="8"/>previous_table[0] = 0</text:p>
            <text:p text:style-name="Table_20_Contents"/>
            <text:p text:style-name="Table_20_Contents">sub = rospy.Subscriber("pushed", Bool, sub_callback)</text:p>
            <text:p text:style-name="Table_20_Contents"/>
            <text:p text:style-name="Table_20_Contents"/>
            <text:p text:style-name="Table_20_Contents">class map_navigation():</text:p>
            <text:p text:style-name="Table_20_Contents"/>
            <text:p text:style-name="Table_20_Contents"><text:s text:c="4"/>def __init__(self):</text:p>
            <text:p text:style-name="Table_20_Contents"><text:s text:c="8"/>self.playing = False</text:p>
            <text:p text:style-name="Table_20_Contents"><text:s text:c="8"/>self.remaining_coordinates = []</text:p>
            <text:p text:style-name="Table_20_Contents"><text:s text:c="8"/>self.obstacle = 0</text:p>
            <text:p text:style-name="Table_20_Contents"><text:s text:c="8"/>self.sub1 = rospy.Subscriber('rangeSonar', Range, self.ultra_m_callback)</text:p>
            <text:p text:style-name="Table_20_Contents"><text:s text:c="8"/>#self.sub1 = rospy.Subscriber('scan', LaserScan, self.laser_scan_callback)</text:p>
            <text:p text:style-name="Table_20_Contents"><text:s text:c="8"/>path_to_sounds = "/home/ubuntu/ak_ws/src/turtlebot/sounds/"</text:p>
            <text:p text:style-name="Table_20_Contents"><text:s text:c="8"/># declare the coordinates of interest</text:p>
            <text:p text:style-name="Table_20_Contents"><text:s text:c="8"/>self.goalReached = False</text:p>
            <text:p text:style-name="Table_20_Contents"><text:s text:c="8"/>self.remaining_coordinates_array()</text:p>
            <text:p text:style-name="Table_20_Contents"><text:s text:c="8"/>print(f"destinations {self.remaining_coordinates}")</text:p>
            <text:p text:style-name="Table_20_Contents"><text:s text:c="8"/>rospy.init_node('map_navigation', anonymous=False)</text:p>
            <text:p text:style-name="Table_20_Contents"><text:s text:c="8"/>print(num[0])</text:p>
            <text:p text:style-name="Table_20_Contents"><text:s text:c="8"/>self.no_obs_threshold = 0</text:p>
            <text:p text:style-name="Table_20_Contents"><text:s text:c="8"/>self.recursive_move()</text:p>
            <text:p text:style-name="Table_20_Contents"><text:s text:c="8"/>if (self.goalReached):</text:p>
            <text:p text:style-name="Table_20_Contents"><text:s text:c="12"/>rospy.loginfo("Congratulations!")</text:p>
            <text:p text:style-name="Table_20_Contents"><text:s text:c="12"/>#rospy.spin()</text:p>
            <text:p text:style-name="Table_20_Contents"><text:s text:c="12"/>playsound(path_to_sounds + "namaskaram.wav")</text:p>
            <text:p text:style-name="Table_20_Contents"><text:s text:c="12"/>playsound(path_to_sounds + "tisukondi.wav")</text:p>
            <text:p text:style-name="Table_20_Contents"><text:s text:c="12"/>playsound(path_to_sounds + "exit_button.wav")</text:p>
            <text:p text:style-name="Table_20_Contents"><text:s text:c="8"/>else:</text:p>
            <text:p text:style-name="Table_20_Contents"><text:s text:c="12"/>rospy.loginfo("Hard Luck!")</text:p>
            <text:p text:style-name="Table_20_Contents"><text:s text:c="12"/>#playsound(path_to_sounds+"sorry.mp3")</text:p>
            <text:p text:style-name="Table_20_Contents"/>
            <text:p text:style-name="Table_20_Contents"/>
            <text:p text:style-name="Table_20_Contents"><text:s text:c="4"/>def recursive_move(self):</text:p>
            <text:p text:style-name="Table_20_Contents"><text:s text:c="8"/>print("Starting movement through coordinates")</text:p>
            <text:p text:style-name="Table_20_Contents"/>
            <text:p text:style-name="Table_20_Contents"><text:s text:c="8"/>while self.remaining_coordinates:</text:p>
            <text:p text:style-name="Table_20_Contents"><text:s text:c="12"/>print("here inside loop")</text:p>
            <text:p text:style-name="Table_20_Contents"/>
            <text:p text:style-name="Table_20_Contents"><text:s text:c="12"/># Process the first set of coordinates</text:p>
            <text:p text:style-name="Table_20_Contents"><text:s text:c="12"/>coordinates = self.remaining_coordinates[0]</text:p>
            <text:p text:style-name="Table_20_Contents"><text:s text:c="12"/>print("4444")</text:p>
            <text:p text:style-name="Table_20_Contents"/>
            <text:p text:style-name="Table_20_Contents"><text:soft-page-break/><text:s text:c="12"/>if self.obstacle == 0:</text:p>
            <text:p text:style-name="Table_20_Contents"><text:s text:c="16"/>print("5555")</text:p>
            <text:p text:style-name="Table_20_Contents"><text:s text:c="16"/>self.goalReached = self.moveToGoal(coordinates[0], coordinates[1], coordinates[2], coordinates[3], coordinates[4], coordinates[5])</text:p>
            <text:p text:style-name="Table_20_Contents"><text:s text:c="16"/>print("testing statement", self.goalReached)</text:p>
            <text:p text:style-name="Table_20_Contents"/>
            <text:p text:style-name="Table_20_Contents"><text:s text:c="16"/>if self.goalReached:</text:p>
            <text:p text:style-name="Table_20_Contents"><text:s text:c="20"/>self.remaining_coordinates.pop(0)</text:p>
            <text:p text:style-name="Table_20_Contents"><text:s text:c="16"/>#else:</text:p>
            <text:p text:style-name="Table_20_Contents"><text:s text:c="20"/>#pass</text:p>
            <text:p text:style-name="Table_20_Contents"><text:s text:c="12"/>else:</text:p>
            <text:p text:style-name="Table_20_Contents"><text:s text:c="17"/>current_time = time.time()</text:p>
            <text:p text:style-name="Table_20_Contents"><text:s text:c="17"/>if self.obstacle_start_time and (current_time - self.obstacle_start_time)&gt;60:</text:p>
            <text:p text:style-name="Table_20_Contents"><text:s text:c="16"/></text:p>
            <text:p text:style-name="Table_20_Contents"><text:s text:c="21"/>print("Audio is playing")</text:p>
            <text:p text:style-name="Table_20_Contents"><text:s text:c="21"/>self.obstacle = 0</text:p>
            <text:p text:style-name="Table_20_Contents"><text:s text:c="21"/>self.obstacle_start_time = None</text:p>
            <text:p text:style-name="Table_20_Contents"><text:s text:c="21"/>self.no_obs_threshold = 0</text:p>
            <text:p text:style-name="Table_20_Contents"/>
            <text:p text:style-name="Table_20_Contents"><text:s text:c="8"/>if len(self.remaining_coordinates) == 0:</text:p>
            <text:p text:style-name="Table_20_Contents"><text:s text:c="12"/>return 1</text:p>
            <text:p text:style-name="Table_20_Contents"><text:s text:c="8"/>else:</text:p>
            <text:p text:style-name="Table_20_Contents"><text:s text:c="12"/>return 0</text:p>
            <text:p text:style-name="Table_20_Contents"/>
            <text:p text:style-name="Table_20_Contents"/>
            <text:p text:style-name="Table_20_Contents"><text:s text:c="4"/>def remaining_coordinates_array(self):</text:p>
            <text:p text:style-name="Table_20_Contents"/>
            <text:p text:style-name="Table_20_Contents"><text:s text:c="8"/>if (num[0] == 0):</text:p>
            <text:p text:style-name="Table_20_Contents"><text:s text:c="12"/>df_table = df[(df['Table'] == previous_table[0]) &amp; (df['Direction'] == 'Reverse')]</text:p>
            <text:p text:style-name="Table_20_Contents"><text:s text:c="12"/>print(df_table)</text:p>
            <text:p text:style-name="Table_20_Contents"><text:s text:c="12"/>for i in range(len(df_table)):</text:p>
            <text:p text:style-name="Table_20_Contents"><text:s text:c="16"/>self.remaining_coordinates.append(list(df_table.iloc[i,:]))</text:p>
            <text:p text:style-name="Table_20_Contents"><text:s text:c="12"/>#playsound(path_to_sounds+"shubhadinam.wav")</text:p>
            <text:p text:style-name="Table_20_Contents"><text:s text:c="12"/>df_table_goal_m = df_table_goal[df_table_goal['Table'] == num[0]]</text:p>
            <text:p text:style-name="Table_20_Contents"><text:s text:c="12"/>self.remaining_coordinates.append(list(df_table_goal_m.iloc[0,:]))</text:p>
            <text:p text:style-name="Table_20_Contents"><text:s text:c="12"/>#self.goalReached = self.moveToGoal(coordinates[0], coordinates[1],coo&gt;</text:p>
            <text:p text:style-name="Table_20_Contents"><text:s text:c="12"/>#self.goalReached = self.moveToGoal(-8.039,6.348,0,0,-0.064,0.998)</text:p>
            <text:p text:style-name="Table_20_Contents"><text:s text:c="8"/>else:</text:p>
            <text:p text:style-name="Table_20_Contents"><text:s text:c="12"/>#print('entered else condition',num[0])</text:p>
            <text:p text:style-name="Table_20_Contents"><text:s text:c="12"/>if previous_table[0] == 0:</text:p>
            <text:p text:style-name="Table_20_Contents"><text:s text:c="16"/>print('entered 2 nd condition', num[0])</text:p>
            <text:p text:style-name="Table_20_Contents"><text:s text:c="16"/>df_table = df[(df['Table'] == num[0]) &amp; (df['Direction'] == 'Forward')]</text:p>
            <text:p text:style-name="Table_20_Contents"><text:s text:c="16"/>print(df_table)</text:p>
            <text:p text:style-name="Table_20_Contents"><text:s text:c="16"/>for i in range(len(df_table)):</text:p>
            <text:p text:style-name="Table_20_Contents"><text:s text:c="20"/>self.remaining_coordinates.append(list(df_table.iloc[i,:]))</text:p>
            <text:p text:style-name="Table_20_Contents"><text:s text:c="12"/>else:</text:p>
            <text:p text:style-name="Table_20_Contents"><text:s text:c="16"/>df_table = df_nz[(df_nz['Previous'] == previous_table[0]) &amp; (df_nz['Current'] == num[0])]</text:p>
            <text:p text:style-name="Table_20_Contents"><text:s text:c="16"/>for i in range(len(df_table)):</text:p>
            <text:p text:style-name="Table_20_Contents"><text:s text:c="20"/>self.remaining_coordinates.append(list(df_table.iloc[i,:]))</text:p>
            <text:p text:style-name="Table_20_Contents"><text:s text:c="12"/>#playsound(path_to_sounds+"shubhadinam.wav")</text:p>
            <text:p text:style-name="Table_20_Contents"><text:s text:c="12"/>df_table_goal_m = df_table_goal[df_table_goal['Table'] == num[0]]</text:p>
            <text:p text:style-name="Table_20_Contents"><text:soft-page-break/><text:s text:c="12"/>self.remaining_coordinates.append(list(df_table_goal_m.iloc[0,:]))</text:p>
            <text:p text:style-name="Table_20_Contents"/>
            <text:p text:style-name="Table_20_Contents"><text:s text:c="4"/>def multiple_goals(self):</text:p>
            <text:p text:style-name="Table_20_Contents"><text:s text:c="8"/>print('entered multiple goals ffunction', df)</text:p>
            <text:p text:style-name="Table_20_Contents"><text:s text:c="8"/>df_table = df[(df['Table'] == num[0]) &amp; (df['Direction'] == 'Forward')]</text:p>
            <text:p text:style-name="Table_20_Contents"><text:s text:c="8"/>print(df_table)</text:p>
            <text:p text:style-name="Table_20_Contents"><text:s text:c="8"/>for i in range(len(df_table)):</text:p>
            <text:p text:style-name="Table_20_Contents"><text:s text:c="12"/>coordinates = list(df_table.iloc[i,:])</text:p>
            <text:p text:style-name="Table_20_Contents"><text:s text:c="12"/>print(coordinates)</text:p>
            <text:p text:style-name="Table_20_Contents"><text:s text:c="12"/>self.goalReached = self.moveToGoal(coordinates[0], coordinates[1], coordinates[2], coordinates[3], coordinates[4], coordinates[5])</text:p>
            <text:p text:style-name="Table_20_Contents"><text:s text:c="8"/>print('end of multiple goals ffunction')</text:p>
            <text:p text:style-name="Table_20_Contents"/>
            <text:p text:style-name="Table_20_Contents"><text:s text:c="4"/>def multiple_goals_not_zero(self):</text:p>
            <text:p text:style-name="Table_20_Contents"><text:s text:c="8"/>print('entered multiple goals ffunction')</text:p>
            <text:p text:style-name="Table_20_Contents"><text:s text:c="8"/>df_table = df_nz[(df_nz['Previous'] == previous_table[0]) &amp; (df_nz['Current'] == num[0])]</text:p>
            <text:p text:style-name="Table_20_Contents"><text:s text:c="8"/>for i in range(len(df_table)):</text:p>
            <text:p text:style-name="Table_20_Contents"><text:s text:c="12"/>coordinates = list(df_table.iloc[i,:])</text:p>
            <text:p text:style-name="Table_20_Contents"><text:s text:c="12"/>print(coordinates)</text:p>
            <text:p text:style-name="Table_20_Contents"><text:s text:c="12"/>self.goalReached = self.moveToGoal(coordinates[0], coordinates[1], coordinates[2], coordinates[3], coordinates[4], coordinates[5])</text:p>
            <text:p text:style-name="Table_20_Contents"><text:s text:c="8"/>print('end of multiple goals ffunction')</text:p>
            <text:p text:style-name="Table_20_Contents"/>
            <text:p text:style-name="Table_20_Contents"><text:s text:c="4"/>def multiple_goals_return(self):</text:p>
            <text:p text:style-name="Table_20_Contents"><text:s text:c="8"/>print('entered multiple goals return ffunction')</text:p>
            <text:p text:style-name="Table_20_Contents"><text:s text:c="8"/>df_table = df[(df['table_no'] == previous_table[0]) &amp; (df['Direction'] == 'Reverse')]</text:p>
            <text:p text:style-name="Table_20_Contents"><text:s text:c="8"/>print(df_table)</text:p>
            <text:p text:style-name="Table_20_Contents"><text:s text:c="8"/>print('table number is', previous_table[0], num[0])</text:p>
            <text:p text:style-name="Table_20_Contents"><text:s text:c="8"/>for i in range(len(df_table)):</text:p>
            <text:p text:style-name="Table_20_Contents"><text:s text:c="12"/>coordinates = list(df_table.iloc[len(df_table)-1-i,:])</text:p>
            <text:p text:style-name="Table_20_Contents"><text:s text:c="12"/>print(coordinates)</text:p>
            <text:p text:style-name="Table_20_Contents"><text:s text:c="12"/>self.goalReached = self.moveToGoal(coordinates[0], coordinates[1], coordinates[2], coordinates[3], coordinates[4], coordinates[5])</text:p>
            <text:p text:style-name="Table_20_Contents"><text:s text:c="8"/>print('end of multiple goals ffunction')</text:p>
            <text:p text:style-name="Table_20_Contents"/>
            <text:p text:style-name="Table_20_Contents"><text:s text:c="4"/></text:p>
            <text:p text:style-name="Table_20_Contents"><text:s text:c="4"/>def ultra_m_callback(self, msg):</text:p>
            <text:p text:style-name="Table_20_Contents"><text:s text:c="8"/>print("================ultrasonic readings=================")</text:p>
            <text:p text:style-name="Table_20_Contents"><text:s text:c="8"/>print( "Range values:", msg.range) # Print the range values (ultrasonic readings)</text:p>
            <text:p text:style-name="Table_20_Contents"><text:s text:c="8"/>#print(len(msg.ranges))</text:p>
            <text:p text:style-name="Table_20_Contents"><text:s text:c="8"/>#obstacles=msg.ranges[146:]</text:p>
            <text:p text:style-name="Table_20_Contents"><text:s text:c="8"/>#split_obs=len(obstacles)/3</text:p>
            <text:p text:style-name="Table_20_Contents"><text:s text:c="8"/>#r1,r2,r3=obstacles[:int(split_obs)],obstacles[int(split_obs):2*int(split_obs)],obstacles[2*int(split_obs):]</text:p>
            <text:p text:style-name="Table_20_Contents"><text:s text:c="8"/>#obs=[x for x in obstacles if x&gt;0.2]</text:p>
            <text:p text:style-name="Table_20_Contents"><text:s text:c="8"/>#obs1=[x for x in r1 if x&gt;0.2]</text:p>
            <text:p text:style-name="Table_20_Contents"><text:s text:c="8"/>#obs2=[x for x in r2 if x&gt;0.2]</text:p>
            <text:p text:style-name="Table_20_Contents"><text:s text:c="8"/>#obs3=[x for x in r3 if x&gt;0.2]</text:p>
            <text:p text:style-name="Table_20_Contents"><text:s text:c="8"/>try: </text:p>
            <text:p text:style-name="Table_20_Contents"><text:s text:c="12"/>print("range:", msg.range)</text:p>
            <text:p text:style-name="Table_20_Contents"><text:s text:c="12"/>#print(min(obs),min(obs1),min(obs2),min(obs3))</text:p>
            <text:p text:style-name="Table_20_Contents"><text:soft-page-break/><text:s text:c="12"/>#if (min(obs1) &lt;=0.5 and min(obs1)&gt;=0.25) or (min(obs2) &lt;=1.2 and min(obs2)&gt;=0.2) or (min(obs3) &lt;=0.5 and min(obs3)&gt;=0.25):</text:p>
            <text:p text:style-name="Table_20_Contents"><text:s text:c="12"/>if (msg.range&lt;200):</text:p>
            <text:p text:style-name="Table_20_Contents"><text:s text:c="16"/>path_to_sounds = "/home/ubuntu/ak_ws/src/turtlebot/sounds/" </text:p>
            <text:p text:style-name="Table_20_Contents"><text:s text:c="16"/>print("obstacle is detected")</text:p>
            <text:p text:style-name="Table_20_Contents"><text:s text:c="16"/>print("Inside playing song")</text:p>
            <text:p text:style-name="Table_20_Contents"><text:s text:c="16"/>if self.playing==False:</text:p>
            <text:p text:style-name="Table_20_Contents"><text:s text:c="20"/>print("playing")</text:p>
            <text:p text:style-name="Table_20_Contents"><text:s text:c="20"/>self.playing=True</text:p>
            <text:p text:style-name="Table_20_Contents"><text:s text:c="20"/>Thread(target=self.playaudio).start()</text:p>
            <text:p text:style-name="Table_20_Contents"><text:s text:c="11"/># if (min(obs1) &lt;=0.3 and min(obs1)&gt;=0.2) or (min(obs2) &lt;=0.7 and min(obs2)&gt;=0.2) or (min(obs3) &lt;=0.3 and min(obs3)&gt;=0.2):</text:p>
            <text:p text:style-name="Table_20_Contents"><text:s text:c="12"/>if (msg.range &lt;200):</text:p>
            <text:p text:style-name="Table_20_Contents"><text:s text:c="16"/>start=time.time()</text:p>
            <text:p text:style-name="Table_20_Contents"><text:s text:c="16"/>if self.obstacle==0:</text:p>
            <text:p text:style-name="Table_20_Contents"><text:s text:c="20"/>self.obstacle=1</text:p>
            <text:p text:style-name="Table_20_Contents"><text:s text:c="20"/>self.no_obs_threshold=0</text:p>
            <text:p text:style-name="Table_20_Contents"><text:s text:c="20"/>self.obstacle_start_time = time.time()</text:p>
            <text:p text:style-name="Table_20_Contents"><text:s text:c="20"/>self.cancel_goal()</text:p>
            <text:p text:style-name="Table_20_Contents"><text:s text:c="12"/>else:</text:p>
            <text:p text:style-name="Table_20_Contents"><text:s text:c="16"/>print("enetered here",self.no_obs_threshold)</text:p>
            <text:p text:style-name="Table_20_Contents"><text:s text:c="16"/>self.no_obs_threshold+=1</text:p>
            <text:p text:style-name="Table_20_Contents"><text:s text:c="16"/>print("enetered here",self.no_obs_threshold)</text:p>
            <text:p text:style-name="Table_20_Contents"><text:s text:c="16"/>print(self.no_obs_threshold)</text:p>
            <text:p text:style-name="Table_20_Contents"><text:s text:c="16"/>if self.no_obs_threshold&gt;=20:</text:p>
            <text:p text:style-name="Table_20_Contents"><text:s text:c="20"/>print("no obstacle bot moving")</text:p>
            <text:p text:style-name="Table_20_Contents"><text:s text:c="20"/>self.obstacle=0</text:p>
            <text:p text:style-name="Table_20_Contents"><text:s text:c="20"/>self.no_obs_threshold=0</text:p>
            <text:p text:style-name="Table_20_Contents"><text:s text:c="8"/>except Exception as e:</text:p>
            <text:p text:style-name="Table_20_Contents"><text:s text:c="12"/>print(e)</text:p>
            <text:p text:style-name="Table_20_Contents"><text:s text:c="4"/>def cancel_goal(self):</text:p>
            <text:p text:style-name="Table_20_Contents"><text:s text:c="8"/>start_cancel = time.time()</text:p>
            <text:p text:style-name="Table_20_Contents"><text:s text:c="8"/>print("Enter into Cancel Goal Function")</text:p>
            <text:p text:style-name="Table_20_Contents"><text:s text:c="8"/>try:</text:p>
            <text:p text:style-name="Table_20_Contents"><text:s text:c="12"/>cancel_pub = rospy.Publisher('/move_base/cancel', GoalID, queue_size=10)</text:p>
            <text:p text:style-name="Table_20_Contents"><text:s text:c="12"/>cancel_msg = GoalID()</text:p>
            <text:p text:style-name="Table_20_Contents"><text:s text:c="12"/>cancel_pub.publish(cancel_msg)</text:p>
            <text:p text:style-name="Table_20_Contents"><text:s text:c="12"/>print("Running in try block")</text:p>
            <text:p text:style-name="Table_20_Contents"><text:tab/> <text:s text:c="3"/></text:p>
            <text:p text:style-name="Table_20_Contents"/>
            <text:p text:style-name="Table_20_Contents"><text:s text:c="8"/>except Exception as e:</text:p>
            <text:p text:style-name="Table_20_Contents"><text:s text:c="12"/>print(e)</text:p>
            <text:p text:style-name="Table_20_Contents"/>
            <text:p text:style-name="Table_20_Contents"/>
            <text:p text:style-name="Table_20_Contents"><text:s text:c="4"/>def playaudio(self):</text:p>
            <text:p text:style-name="Table_20_Contents"><text:s text:c="8"/>#path_to_sounds = "/home/ubuntu/robot5_ws/src/turtlebot/sounds/"</text:p>
            <text:p text:style-name="Table_20_Contents"><text:s text:c="8"/>#playsound(path_to_sounds + "move.wav") <text:s text:c="6"/></text:p>
            <text:p text:style-name="Table_20_Contents"><text:s text:c="8"/>self.playing = False</text:p>
            <text:p text:style-name="Table_20_Contents"/>
            <text:p text:style-name="Table_20_Contents"/>
            <text:p text:style-name="Table_20_Contents"><text:s text:c="4"/>def shutdown(self):</text:p>
            <text:p text:style-name="Table_20_Contents"><text:s text:c="8"/># stop turtlebot</text:p>
            <text:p text:style-name="Table_20_Contents"><text:soft-page-break/><text:s text:c="8"/>rospy.loginfo("Quit program")</text:p>
            <text:p text:style-name="Table_20_Contents"><text:s text:c="8"/>rospy.sleep()</text:p>
            <text:p text:style-name="Table_20_Contents"/>
            <text:p text:style-name="Table_20_Contents"><text:s text:c="4"/>def moveToGoal(self, xGoal, yGoal, x, y, z, w):</text:p>
            <text:p text:style-name="Table_20_Contents"><text:s text:c="8"/>#define a client for to send goal requests to the move_base server through a SimpleActionClient</text:p>
            <text:p text:style-name="Table_20_Contents"><text:s text:c="8"/>ac = actionlib.SimpleActionClient("move_base", MoveBaseAction)</text:p>
            <text:p text:style-name="Table_20_Contents"><text:s text:c="8"/>#wait for the action server to come up</text:p>
            <text:p text:style-name="Table_20_Contents"><text:s text:c="8"/>while(not ac.wait_for_server(rospy.Duration.from_sec(5.0))):</text:p>
            <text:p text:style-name="Table_20_Contents"><text:s text:c="12"/>rospy.loginfo("Waiting for the move_base action server to come up")</text:p>
            <text:p text:style-name="Table_20_Contents"/>
            <text:p text:style-name="Table_20_Contents"><text:s text:c="8"/>goal = MoveBaseGoal()</text:p>
            <text:p text:style-name="Table_20_Contents"><text:s text:c="8"/>#set up the frame parameters</text:p>
            <text:p text:style-name="Table_20_Contents"><text:s text:c="8"/>goal.target_pose.header.frame_id = "map"</text:p>
            <text:p text:style-name="Table_20_Contents"><text:s text:c="8"/>goal.target_pose.header.stamp = rospy.Time.now()</text:p>
            <text:p text:style-name="Table_20_Contents"><text:s text:c="8"/># moving towards the goal*/</text:p>
            <text:p text:style-name="Table_20_Contents"><text:s text:c="8"/>goal.target_pose.pose.position = Point(xGoal, yGoal, 0)</text:p>
            <text:p text:style-name="Table_20_Contents"><text:s text:c="8"/>goal.target_pose.pose.orientation.x = x</text:p>
            <text:p text:style-name="Table_20_Contents"><text:s text:c="8"/>goal.target_pose.pose.orientation.y = y</text:p>
            <text:p text:style-name="Table_20_Contents"><text:s text:c="8"/>goal.target_pose.pose.orientation.z = z</text:p>
            <text:p text:style-name="Table_20_Contents"><text:s text:c="8"/>goal.target_pose.pose.orientation.w = w</text:p>
            <text:p text:style-name="Table_20_Contents"><text:s text:c="8"/>rospy.loginfo("Sending goal location ...")</text:p>
            <text:p text:style-name="Table_20_Contents"><text:s text:c="8"/>ac.send_goal(goal)</text:p>
            <text:p text:style-name="Table_20_Contents"><text:s text:c="8"/>ac.wait_for_result(rospy.Duration(240))</text:p>
            <text:p text:style-name="Table_20_Contents"><text:s text:c="8"/>if(ac.get_state() == GoalStatus.SUCCEEDED):</text:p>
            <text:p text:style-name="Table_20_Contents"><text:s text:c="12"/>rospy.loginfo("You have reached the destination")</text:p>
            <text:p text:style-name="Table_20_Contents"><text:s text:c="12"/>previous_table[0] = num[0]</text:p>
            <text:p text:style-name="Table_20_Contents"><text:s text:c="12"/>return True</text:p>
            <text:p text:style-name="Table_20_Contents"><text:s text:c="8"/>else:</text:p>
            <text:p text:style-name="Table_20_Contents"><text:s text:c="12"/>rospy.loginfo("The robot failed to reach the destination")</text:p>
            <text:p text:style-name="Table_20_Contents"><text:s text:c="12"/>return False</text:p>
            <text:p text:style-name="Table_20_Contents"/>
            <text:p text:style-name="Table_20_Contents"/>
            <text:p text:style-name="Table_20_Contents">bot_name = 'SKIVVY' <text:s/>#bot ip address</text:p>
            <text:p text:style-name="Table_20_Contents">t = [0]</text:p>
            <text:p text:style-name="Table_20_Contents">l = [0]</text:p>
            <text:p text:style-name="Table_20_Contents">l1 = [0]</text:p>
            <text:p text:style-name="Table_20_Contents">previous_table = [0]</text:p>
            <text:p text:style-name="Table_20_Contents">links = ['http://10.147.17.141/api/Office/latest']</text:p>
            <text:p text:style-name="Table_20_Contents">num=[0]</text:p>
            <text:p text:style-name="Table_20_Contents">list_tables=[1,2,0]</text:p>
            <text:p text:style-name="Table_20_Contents">aa=input("enter the table numbers :")</text:p>
            <text:p text:style-name="Table_20_Contents">while len(list_tables):</text:p>
            <text:p text:style-name="Table_20_Contents"><text:s text:c="4"/>num[0]=int(list_tables[0])</text:p>
            <text:p text:style-name="Table_20_Contents"><text:s text:c="4"/>print("the bot moving the table number ",num[0])</text:p>
            <text:p text:style-name="Table_20_Contents"><text:s text:c="4"/>map_navigation()</text:p>
            <text:p text:style-name="Table_20_Contents"><text:s text:c="4"/>list_tables.pop(0)</text:p>
            <text:p text:style-name="Table_20_Contents"><text:s text:c="4"/>time.sleep(2)</text:p>
            <text:p text:style-name="Table_20_Contents"><text:s text:c="4"/></text:p>
          </table:table-cell>
        </table:table-row>
      </table:table>
      <text:p text:style-name="P1"/>
      <text:p text:style-name="Standard"/>
      <text:p text:style-name="P7"><text:soft-page-break/>This document reviews the changes made to the `navigation.py` (Python) focusing on the implemented obstacle avoidance, path planning, and hardware modifications.</text:p>
      <text:p text:style-name="P8"/>
      <text:p text:style-name="P8">1. Ultrasonic Sensor Integration:</text:p>
      <text:p text:style-name="Standard"><text:s text:c="3"/>- Replaced the LiDAR-based obstacle detection with an ultrasonic sensor. The `ultra_m_callback` function now subscribes to the `rangeSonar` topic (published by the Arduino) and processes the ultrasonic distance readings.</text:p>
      <text:p text:style-name="Standard"><text:s text:c="3"/>- The threshold for obstacle detection is set to `200` (likely centimeters).</text:p>
      <text:p text:style-name="Standard"><text:s text:c="3"/>- The `obstacle` flag is set to `1` when an obstacle is detected, and the robot's goal is canceled using `cancel_goal()`. <text:s/>A timer (`obstacle_start_time`) is used to prevent repeated cancellation. After 60 seconds, the obstacle flag is reset, and the robot attempts to resume navigation.</text:p>
      <text:p text:style-name="Standard"/>
      <text:p text:style-name="P8">2. Obstacle Avoidance Logic:</text:p>
      <text:p text:style-name="Standard"><text:s text:c="3"/>- The robot stops when an obstacle is detected (distance &lt; 200).</text:p>
      <text:p text:style-name="Standard"><text:s text:c="3"/>- A `no_obs_threshold` counter is incremented when an obstacle is detected. After 20 consecutive readings indicating an obstacle, the robot assumes the obstacle is persistent.</text:p>
      <text:p text:style-name="Standard"><text:s text:c="3"/>- The robot cancels its current goal and waits. After 60 seconds, it resets the obstacle flag and attempts to resume navigation.</text:p>
      <text:p text:style-name="Standard"/>
      <text:p text:style-name="P8">3. Path Planning and Navigation:</text:p>
      <text:p text:style-name="Standard"><text:s text:c="3"/>- The `remaining_coordinates` list stores the sequence of waypoints for the robot to follow. <text:s/>The robot iterates through this list using the `recursive_move` function.</text:p>
      <text:p text:style-name="Standard">- The `moveToGoal` function uses the `move_base` action client to send navigation goals to the robot.</text:p>
      <text:p text:style-name="Standard">- The code handles different navigation scenarios based on the `num` and `previous_table` variables, likely representing table numbers and navigation directions (Forward/Reverse). <text:s/>The data for these waypoints is read from CSV files (`coordinates.csv`, `coordinates_nz.csv`, `Table.csv`).</text:p>
      <text:p text:style-name="P1"/>
      <text:p text:style-name="P8">4. Manual Control (Commented Out):</text:p>
      <text:p text:style-name="Standard"><text:s text:c="3"/>- The original server-based control replaced by a manual input (`input("enter the table numbers :")`). This allows the user to specify the sequence of tables for the robot to visit.</text:p>
      <text:p text:style-name="Standard"/>
      <text:p text:style-name="P8">5. Sound Feedback:</text:p>
      <text:p text:style-name="Standard"><text:s text:c="3"/>- The `playsound` library is used to play sound files for events like reaching a destination or encountering an obstacle.</text:p>
      <text:p text:style-name="Standard"/>
      <text:p text:style-name="P6">Potential Issues and Improvements:</text:p>
      <text:p text:style-name="Standard"/>
      <text:p text:style-name="Standard"><text:span text:style-name="T5">- Obstacle Handling: </text:span>The 60-second timeout for obstacle avoidance might be too long or too short depending on the environment. <text:s/>A more robust approach might involve a more sophisticated obstacle avoidance algorithm (e.g., Dynamic Window Approach, Potential Fields) or incorporating sensor fusion with other sensors.</text:p>
      <text:p text:style-name="Standard"/>
      <text:p text:style-name="Standard"><text:span text:style-name="T5">- Path Planning: </text:span>The current path planning is based on pre-defined waypoints in CSV files. This is not dynamic and cannot handle unexpected changes in the environment. <text:s/>Consider using a global path planner (e.g., A*, Dijkstra) and a local path planner (e.g., DWA, VFH) for more flexible navigation.</text:p>
      <text:p text:style-name="Standard"/>
      <text:p text:style-name="Standard"><text:span text:style-name="T5">- Error Handling: </text:span>The code has some basic error handling (e.g., `try-except` blocks), but it could be improved to handle more specific exceptions and provide more informative error messages.</text:p>
      <text:p text:style-name="Standard"/>
      <text:p text:style-name="Standard"/>
      <text:p text:style-name="Standard"><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3T10:44:37.393268822</meta:creation-date>
    <meta:generator>LibreOffice/6.4.7.2$Linux_X86_64 LibreOffice_project/40$Build-2</meta:generator>
    <dc:date>2025-02-03T12:22:27.894720923</dc:date>
    <meta:editing-duration>PT5M5S</meta:editing-duration>
    <meta:editing-cycles>4</meta:editing-cycles>
    <meta:document-statistic meta:table-count="1" meta:image-count="0" meta:object-count="0" meta:page-count="8" meta:paragraph-count="276" meta:word-count="1333" meta:character-count="14988" meta:non-whitespace-character-count="11622"/>
  </office:meta>
</office:document-meta>
</file>